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000000008951DEC240C911A4F.png" manifest:media-type="image/png"/>
  <manifest:file-entry manifest:full-path="Pictures/1000000000000010000000082C2AEED7100226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1.0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54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25%" style:mirror="none"/>
    </style:style>
    <style:style style:name="gr12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contrast="0%" draw:image-opacity="25%" style:mirror="none"/>
    </style:style>
    <style:style style:name="gr13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solid" svg:stroke-width="0.007cm" svg:stroke-color="#808080" draw:stroke-linejoin="miter" svg:stroke-linecap="butt" draw:fill="none" fo:padding-top="0.003cm" fo:padding-bottom="0.003cm" fo:padding-left="0.003cm" fo:padding-right="0.003cm"/>
    </style:style>
    <style:style style:name="gr1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46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fo:font-weight="normal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bold" style:font-size-complex="6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6pt" fo:font-weight="normal" style:font-size-asian="6pt" style:font-size-complex="6pt"/>
    </style:style>
    <style:style style:name="T4" style:family="text">
      <style:text-properties fo:font-size="8pt" fo:font-weight="bold" style:font-size-asian="6pt" style:font-weight-asian="bold" style:font-size-complex="6pt" style:font-weight-complex="bold"/>
    </style:style>
    <style:style style:name="T5" style:family="text">
      <style:text-properties fo:font-size="6pt" fo:font-weight="normal" style:font-size-asian="6pt" style:font-weight-asian="bold" style:font-size-complex="6pt" style:font-weight-complex="bold"/>
    </style:style>
    <style:style style:name="T6" style:family="text">
      <style:text-properties fo:color="#000000" style:font-name="Liberation Serif" fo:font-size="6pt" style:font-size-asian="10pt" style:font-name-complex="Computer Modern1" style:font-size-complex="10pt"/>
    </style:style>
    <style:style style:name="T7" style:family="text">
      <style:text-properties fo:color="#262626" style:font-name="Liberation Serif" fo:font-size="6pt" style:font-size-asian="10pt" style:font-name-complex="Nimbus Roman No9 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508cm" svg:height="0.239cm" svg:x="6.348cm" svg:y="2.557cm">
          <draw:text-box>
            <text:p><text:span text:style-name="T3">S = 6</text:span></text:p>
          </draw:text-box>
        </draw:frame>
        <draw:line draw:style-name="gr5" draw:text-style-name="P7" draw:layer="layout" svg:x1="7.203cm" svg:y1="5.346cm" svg:x2="7.203cm" svg:y2="6.209cm">
          <text:p/>
        </draw:line>
        <draw:line draw:style-name="gr5" draw:text-style-name="P7" draw:layer="layout" svg:x1="10.125cm" svg:y1="5.346cm" svg:x2="10.125cm" svg:y2="6.209cm">
          <text:p/>
        </draw:line>
        <draw:line draw:style-name="gr5" draw:text-style-name="P7" draw:layer="layout" svg:x1="7.102cm" svg:y1="6.103cm" svg:x2="10.202cm" svg:y2="6.103cm">
          <text:p/>
        </draw:line>
        <draw:line draw:style-name="gr5" draw:text-style-name="P7" draw:layer="layout" svg:x1="5.937cm" svg:y1="3.485cm" svg:x2="5.937cm" svg:y2="5.28cm">
          <text:p/>
        </draw:line>
        <draw:frame draw:style-name="gr6" draw:text-style-name="P6" draw:layer="layout" svg:width="0.522cm" svg:height="0.249cm" svg:x="5.257cm" svg:y="4.306cm">
          <draw:text-box>
            <text:p><text:span text:style-name="T3">F = </text:span><text:span text:style-name="T3">8</text:span></text:p>
          </draw:text-box>
        </draw:frame>
        <draw:frame draw:style-name="gr4" draw:text-style-name="P6" draw:layer="layout" svg:width="0.733cm" svg:height="0.239cm" svg:x="8.399cm" svg:y="6.267cm">
          <draw:text-box>
            <text:p><text:span text:style-name="T3">T = 16</text:span></text:p>
          </draw:text-box>
        </draw:frame>
        <draw:frame draw:style-name="gr7" draw:text-style-name="P9" draw:layer="layout" svg:width="2.191cm" svg:height="0.314cm" svg:x="7.842cm" svg:y="1.591cm">
          <draw:text-box>
            <text:p text:style-name="P8"><text:span text:style-name="T4">I</text:span><text:span text:style-name="T4">n</text:span><text:span text:style-name="T4">p</text:span><text:span text:style-name="T4">u</text:span><text:span text:style-name="T4">t</text:span><text:span text:style-name="T4"> </text:span><text:span text:style-name="T4">t</text:span><text:span text:style-name="T4">e</text:span><text:span text:style-name="T4">n</text:span><text:span text:style-name="T4">s</text:span><text:span text:style-name="T4">o</text:span><text:span text:style-name="T4">r</text:span></text:p>
          </draw:text-box>
        </draw:frame>
        <draw:frame draw:style-name="gr8" draw:text-style-name="P10" draw:layer="layout" svg:width="1.869cm" svg:height="0.239cm" svg:x="7.825cm" svg:y="6.543cm">
          <draw:text-box>
            <text:p><text:span text:style-name="T5">Temporal </text:span><text:span text:style-name="T5">resolution</text:span></text:p>
          </draw:text-box>
        </draw:frame>
        <draw:frame draw:style-name="gr9" draw:text-style-name="P10" draw:layer="layout" svg:width="1.086cm" svg:height="0.489cm" svg:x="4.911cm" svg:y="3.693cm">
          <draw:text-box>
            <text:p><text:span text:style-name="T5">Freq</text:span><text:span text:style-name="T5">uenc</text:span><text:span text:style-name="T5">y</text:span></text:p>
            <text:p><text:span text:style-name="T5">resol</text:span><text:span text:style-name="T5">ution</text:span></text:p>
          </draw:text-box>
        </draw:frame>
        <draw:frame draw:style-name="gr10" draw:text-style-name="P10" draw:layer="layout" svg:width="1.454cm" svg:height="0.239cm" svg:x="5.732cm" svg:y="2.169cm">
          <draw:text-box>
            <text:p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s</text:span></text:p>
          </draw:text-box>
        </draw:frame>
        <draw:frame draw:style-name="gr11" draw:text-style-name="P11" draw:layer="layout" svg:width="2.925cm" svg:height="1.589cm" svg:x="7.697cm" svg:y="3.093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1" draw:text-style-name="P11" draw:layer="layout" svg:width="2.925cm" svg:height="1.589cm" svg:x="7.598cm" svg:y="3.194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2" draw:text-style-name="P11" draw:layer="layout" svg:width="2.925cm" svg:height="1.589cm" svg:x="7.499cm" svg:y="3.295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1" draw:text-style-name="P11" draw:layer="layout" svg:width="2.925cm" svg:height="1.589cm" svg:x="7.4cm" svg:y="3.396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1" draw:text-style-name="P11" draw:layer="layout" svg:width="2.925cm" svg:height="1.589cm" svg:x="7.301cm" svg:y="3.497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3" draw:text-style-name="P11" draw:layer="layout" svg:width="2.925cm" svg:height="1.589cm" svg:x="7.202cm" svg:y="3.598cm">
          <draw:image xlink:href="Pictures/1000000000000010000000082C2AEED7100226AC.png" xlink:type="simple" xlink:show="embed" xlink:actuate="onLoad" loext:mime-type="image/png">
            <text:p/>
          </draw:image>
        </draw:frame>
        <draw:polygon draw:style-name="gr14" draw:text-style-name="P12" draw:layer="layout" svg:width="2.925cm" svg:height="1.588cm" svg:x="7.2cm" svg:y="3.596cm" svg:viewBox="0 0 2926 1589" draw:points="0,0 2926,0 2926,1589 0,1589">
          <text:p/>
        </draw:polygon>
        <draw:frame draw:style-name="gr15" draw:text-style-name="P11" draw:layer="layout" svg:width="2.925cm" svg:height="1.589cm" svg:x="7.201cm" svg:y="3.595cm">
          <draw:image xlink:href="Pictures/100000000000001000000008951DEC240C911A4F.png" xlink:type="simple" xlink:show="embed" xlink:actuate="onLoad" loext:mime-type="image/png">
            <text:p/>
          </draw:image>
        </draw:frame>
        <draw:path draw:style-name="gr16" draw:text-style-name="P11" draw:layer="layout" svg:width="1.524cm" svg:height="1.588cm" svg:x="7.931cm" svg:y="3.596cm" svg:viewBox="0 0 1525 1589" svg:d="M0 0v102M762 0v102M1525 0v102M0 1589v-102M762 1589v-102M1525 1589v-102">
          <text:p/>
        </draw:path>
        <draw:path draw:style-name="gr16" draw:text-style-name="P11" draw:layer="layout" svg:width="2.925cm" svg:height="0.695cm" svg:x="7.2cm" svg:y="4.043cm" svg:viewBox="0 0 2926 696" svg:d="M0 0h150M0 696h150M2926 0h-150M2926 696h-150">
          <text:p/>
        </draw:path>
        <draw:polygon draw:style-name="gr17" draw:text-style-name="P11" draw:layer="layout" svg:width="2.925cm" svg:height="1.588cm" svg:x="7.2cm" svg:y="3.596cm" svg:viewBox="0 0 2926 1589" draw:points="0,0 0,1589 2926,1589 2926,0">
          <text:p/>
        </draw:polygon>
        <draw:frame draw:style-name="gr18" draw:text-style-name="P14" draw:layer="layout" svg:width="0.35cm" svg:height="0.239cm" svg:x="7.768cm" svg:y="5.201cm">
          <draw:text-box>
            <text:p text:style-name="P13"><text:span text:style-name="T6">100</text:span></text:p>
          </draw:text-box>
        </draw:frame>
        <draw:frame draw:style-name="gr18" draw:text-style-name="P14" draw:layer="layout" svg:width="0.35cm" svg:height="0.239cm" svg:x="8.53cm" svg:y="5.201cm">
          <draw:text-box>
            <text:p text:style-name="P13"><text:span text:style-name="T6">2</text:span><text:span text:style-name="T6">0</text:span><text:span text:style-name="T6">0</text:span></text:p>
          </draw:text-box>
        </draw:frame>
        <draw:frame draw:style-name="gr18" draw:text-style-name="P14" draw:layer="layout" svg:width="0.35cm" svg:height="0.239cm" svg:x="9.292cm" svg:y="5.201cm">
          <draw:text-box>
            <text:p text:style-name="P13"><text:span text:style-name="T6">300</text:span></text:p>
          </draw:text-box>
        </draw:frame>
        <draw:frame draw:style-name="gr18" draw:text-style-name="P14" draw:layer="layout" svg:width="0.35cm" svg:height="0.239cm" svg:x="6.849cm" svg:y="3.967cm">
          <draw:text-box>
            <text:p text:style-name="P13"><text:span text:style-name="T6">200</text:span></text:p>
          </draw:text-box>
        </draw:frame>
        <draw:frame draw:style-name="gr18" draw:text-style-name="P14" draw:layer="layout" svg:width="0.35cm" svg:height="0.239cm" svg:x="6.849cm" svg:y="4.661cm">
          <draw:text-box>
            <text:p text:style-name="P13"><text:span text:style-name="T6">400</text:span></text:p>
          </draw:text-box>
        </draw:frame>
        <draw:frame draw:style-name="gr19" draw:text-style-name="P14" draw:layer="layout" svg:width="0.853cm" svg:height="0.239cm" svg:x="8.263cm" svg:y="5.481cm">
          <draw:text-box>
            <text:p text:style-name="P13"><text:span text:style-name="T7">Time [µs]</text:span></text:p>
          </draw:text-box>
        </draw:frame>
        <draw:frame draw:style-name="gr20" draw:text-style-name="P14" draw:layer="layout" svg:width="1.446cm" svg:height="0.35cm" draw:transform="rotate (1.5707963267949) translate (6.492cm 5.116cm)">
          <draw:text-box>
            <text:p text:style-name="P13"><text:span text:style-name="T7">Fre</text:span><text:span text:style-name="T7">que</text:span><text:span text:style-name="T7">ncy </text:span><text:span text:style-name="T7">[k</text:span><text:span text:style-name="T7">Hz</text:span><text:span text:style-name="T7">]</text:span></text:p>
          </draw:text-box>
        </draw:frame>
        <draw:line draw:style-name="gr5" draw:text-style-name="P7" draw:layer="layout" svg:x1="5.789cm" svg:y1="5.183cm" svg:x2="7.002cm" svg:y2="5.183cm">
          <text:p/>
        </draw:line>
        <draw:line draw:style-name="gr5" draw:text-style-name="P7" draw:layer="layout" svg:x1="5.789cm" svg:y1="3.595cm" svg:x2="7.002cm" svg:y2="3.595cm">
          <text:p/>
        </draw:line>
        <draw:line draw:style-name="gr5" draw:text-style-name="P7" draw:layer="layout" svg:x1="7.596cm" svg:y1="2.992cm" svg:x2="7.154cm" svg:y2="2.55cm">
          <text:p/>
        </draw:line>
        <draw:line draw:style-name="gr5" draw:text-style-name="P7" draw:layer="layout" svg:x1="6.639cm" svg:y1="3.188cm" svg:x2="7.281cm" svg:y2="2.546cm">
          <text:p/>
        </draw:line>
        <draw:line draw:style-name="gr5" draw:text-style-name="P7" draw:layer="layout" svg:x1="7.093cm" svg:y1="3.489cm" svg:x2="6.651cm" svg:y2="3.0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1:40:52.532459652</dc:date>
    <meta:editing-duration>PT5H42M31S</meta:editing-duration>
    <meta:editing-cycles>95</meta:editing-cycles>
    <meta:document-statistic meta:object-count="37"/>
  </office:meta>
</office:document-meta>
</file>